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="Arial" style:font-name-asian="Liberation Serif" style:font-name-complex="Arial" fo:language="en" fo:country="US"/>
    </style:style>
    <style:style style:name="T3" style:parent-style-name="Absatz-Standardschriftart" style:family="text">
      <style:text-properties style:font-name="Arial" style:font-name-asian="Liberation Serif" style:font-name-complex="Arial" fo:language="en" fo:country="US"/>
    </style:style>
    <style:style style:name="T4" style:parent-style-name="Absatz-Standardschriftart" style:family="text">
      <style:text-properties style:font-name="Arial" style:font-name-asian="Liberation Serif" style:font-name-complex="Arial" fo:language="en" fo:country="US"/>
    </style:style>
    <style:style style:name="T5" style:parent-style-name="Absatz-Standardschriftart" style:family="text">
      <style:text-properties style:font-name="Arial" style:font-name-asian="Liberation Serif" style:font-name-complex="Arial" fo:language="en" fo:country="US"/>
    </style:style>
    <style:style style:name="T6" style:parent-style-name="Absatz-Standardschriftart" style:family="text">
      <style:text-properties style:font-name="Arial" style:font-name-asian="Liberation Serif" style:font-name-complex="Arial" fo:language="en" fo:country="US"/>
    </style:style>
    <style:style style:name="T7" style:parent-style-name="Absatz-Standardschriftart" style:family="text">
      <style:text-properties style:font-name="Arial" style:font-name-asian="Liberation Serif" style:font-name-complex="Arial" fo:language="en" fo:country="US"/>
    </style:style>
    <style:style style:name="T8" style:parent-style-name="Absatz-Standardschriftart" style:family="text">
      <style:text-properties style:font-name="Arial" style:font-name-asian="Liberation Serif" style:font-name-complex="Arial" fo:language="en" fo:country="US"/>
    </style:style>
    <style:style style:name="T9" style:parent-style-name="Absatz-Standardschriftart" style:family="text">
      <style:text-properties style:font-name="Arial" style:font-name-asian="Liberation Serif" style:font-name-complex="Arial" fo:language="en" fo:country="US"/>
    </style:style>
    <style:style style:name="T10" style:parent-style-name="Absatz-Standardschriftart" style:family="text">
      <style:text-properties style:font-name="Arial" style:font-name-asian="Liberation Serif" style:font-name-complex="Arial" fo:language="en" fo:country="US"/>
    </style:style>
    <style:style style:name="T11" style:parent-style-name="Absatz-Standardschriftart" style:family="text">
      <style:text-properties style:font-name="Arial" style:font-name-asian="Liberation Serif" style:font-name-complex="Arial" fo:language="en" fo:country="US"/>
    </style:style>
    <style:style style:name="T12" style:parent-style-name="Absatz-Standardschriftart" style:family="text">
      <style:text-properties style:font-name="Arial" style:font-name-asian="Liberation Serif" style:font-name-complex="Arial" fo:language="en" fo:country="US"/>
    </style:style>
    <style:style style:name="T13" style:parent-style-name="Absatz-Standardschriftart" style:family="text">
      <style:text-properties style:font-name="Arial" style:font-name-asian="Liberation Serif" style:font-name-complex="Arial" fo:language="en" fo:country="US"/>
    </style:style>
    <style:style style:name="T14" style:parent-style-name="Absatz-Standardschriftart" style:family="text">
      <style:text-properties style:font-name="Arial" style:font-name-asian="Liberation Serif" style:font-name-complex="Arial" fo:language="en" fo:country="US"/>
    </style:style>
    <style:style style:name="T15" style:parent-style-name="Absatz-Standardschriftart" style:family="text">
      <style:text-properties style:font-name="Arial" style:font-name-asian="Liberation Serif" style:font-name-complex="Arial" fo:language="en" fo:country="US"/>
    </style:style>
    <style:style style:name="T16" style:parent-style-name="Absatz-Standardschriftart" style:family="text">
      <style:text-properties style:font-name="Arial" style:font-name-asian="Liberation Serif" style:font-name-complex="Arial" fo:language="en" fo:country="US"/>
    </style:style>
    <style:style style:name="T17" style:parent-style-name="Absatz-Standardschriftart" style:family="text">
      <style:text-properties style:font-name="Arial" style:font-name-asian="Liberation Serif" style:font-name-complex="Arial" fo:language="en" fo:country="US"/>
    </style:style>
    <style:style style:name="P18" style:parent-style-name="Standard" style:family="paragraph">
      <style:text-properties style:font-name="Arial" style:font-name-complex="Arial" fo:language="en" fo:country="US"/>
    </style:style>
    <style:style style:name="T19" style:parent-style-name="Absatz-Standardschriftart" style:family="text">
      <style:text-properties style:font-name="Arial" style:font-name-asian="Liberation Serif" style:font-name-complex="Arial"/>
    </style:style>
    <style:style style:name="P20" style:parent-style-name="Standard" style:family="paragraph">
      <style:text-properties style:font-name="Arial" style:font-name-asian="Liberation Serif" style:font-name-complex="Arial"/>
    </style:style>
    <style:style style:name="P21" style:parent-style-name="Standard" style:family="paragraph">
      <style:paragraph-properties fo:text-align="center"/>
      <style:text-properties style:font-name="Arial" style:font-name-asian="Liberation Serif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22" style:parent-style-name="Standard" style:family="paragraph">
      <style:paragraph-properties fo:text-align="center"/>
      <style:text-properties style:font-name="Arial" style:font-name-asian="Liberation Serif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3" style:parent-style-name="Absatz-Standardschriftart" style:family="text">
      <style:text-properties style:font-name="Arial" style:font-name-asian="Liberation Serif" style:font-name-complex="Arial"/>
    </style:style>
    <style:style style:name="T24" style:parent-style-name="Absatz-Standardschriftart" style:family="text">
      <style:text-properties style:font-name="Arial" style:font-name-asian="Liberation Serif" style:font-name-complex="Arial" fo:font-weight="bold" style:font-weight-asian="bold"/>
    </style:style>
    <style:style style:name="T25" style:parent-style-name="Absatz-Standardschriftart" style:family="text">
      <style:text-properties style:font-name="Arial" style:font-name-asian="Liberation Serif" style:font-name-complex="Arial"/>
    </style:style>
    <style:style style:name="T26" style:parent-style-name="Absatz-Standardschriftart" style:family="text">
      <style:text-properties style:font-name="Arial" style:font-name-asian="Liberation Serif" style:font-name-complex="Arial" fo:font-weight="bold" style:font-weight-asian="bold"/>
    </style:style>
    <style:style style:name="T27" style:parent-style-name="Absatz-Standardschriftart" style:family="text">
      <style:text-properties style:font-name="Arial" style:font-name-asian="Liberation Serif" style:font-name-complex="Arial"/>
    </style:style>
    <style:style style:name="T28" style:parent-style-name="Absatz-Standardschriftart" style:family="text">
      <style:text-properties style:font-name="Arial" style:font-name-asian="Liberation Serif" style:font-name-complex="Arial" fo:font-weight="bold" style:font-weight-asian="bold"/>
    </style:style>
    <style:style style:name="T29" style:parent-style-name="Absatz-Standardschriftart" style:family="text">
      <style:text-properties style:font-name="Arial" style:font-name-asian="Liberation Serif" style:font-name-complex="Arial"/>
    </style:style>
    <style:style style:name="T30" style:parent-style-name="Absatz-Standardschriftart" style:family="text">
      <style:text-properties style:font-name="Arial" style:font-name-asian="Liberation Serif" style:font-name-complex="Arial"/>
    </style:style>
    <style:style style:name="T31" style:parent-style-name="Absatz-Standardschriftart" style:family="text">
      <style:text-properties style:font-name="Arial" style:font-name-asian="Liberation Serif" style:font-name-complex="Arial"/>
    </style:style>
    <style:style style:name="T32" style:parent-style-name="Absatz-Standardschriftart" style:family="text">
      <style:text-properties style:font-name="Arial" style:font-name-asian="Liberation Serif" style:font-name-complex="Arial"/>
    </style:style>
    <style:style style:name="T33" style:parent-style-name="Absatz-Standardschriftart" style:family="text">
      <style:text-properties style:font-name="Arial" style:font-name-asian="Liberation Serif" style:font-name-complex="Arial"/>
    </style:style>
    <style:style style:name="T34" style:parent-style-name="Absatz-Standardschriftart" style:family="text">
      <style:text-properties style:font-name="Arial" style:font-name-asian="Liberation Serif" style:font-name-complex="Arial" fo:font-weight="bold" style:font-weight-asian="bold"/>
    </style:style>
    <style:style style:name="T35" style:parent-style-name="Absatz-Standardschriftart" style:family="text">
      <style:text-properties style:font-name="Arial" style:font-name-asian="Liberation Serif" style:font-name-complex="Arial" fo:font-weight="bold" style:font-weight-asian="bold"/>
    </style:style>
    <style:style style:name="T36" style:parent-style-name="Absatz-Standardschriftart" style:family="text">
      <style:text-properties style:font-name="Arial" style:font-name-asian="Liberation Serif" style:font-name-complex="Arial" fo:font-weight="bold" style:font-weight-asian="bold"/>
    </style:style>
    <style:style style:name="T37" style:parent-style-name="Absatz-Standardschriftart" style:family="text">
      <style:text-properties style:font-name="Arial" style:font-name-asian="Liberation Serif" style:font-name-complex="Arial"/>
    </style:style>
    <style:style style:name="P38" style:parent-style-name="Standard" style:family="paragraph">
      <style:text-properties style:font-name="Arial" style:font-name-asian="Liberation Serif" style:font-name-complex="Arial"/>
    </style:style>
    <style:style style:name="T39" style:parent-style-name="Absatz-Standardschriftart" style:family="text">
      <style:text-properties style:font-name="Arial" style:font-name-asian="Liberation Serif" style:font-name-complex="Arial"/>
    </style:style>
    <style:style style:name="T40" style:parent-style-name="Absatz-Standardschriftart" style:family="text">
      <style:text-properties style:font-name="Arial" style:font-name-asian="Liberation Serif" style:font-name-complex="Arial" fo:font-weight="bold" style:font-weight-asian="bold"/>
    </style:style>
    <style:style style:name="T41" style:parent-style-name="Absatz-Standardschriftart" style:family="text">
      <style:text-properties style:font-name="Arial" style:font-name-asian="Liberation Serif" style:font-name-complex="Arial" fo:font-weight="bold" style:font-weight-asian="bold"/>
    </style:style>
    <style:style style:name="T42" style:parent-style-name="Absatz-Standardschriftart" style:family="text">
      <style:text-properties style:font-name="Arial" style:font-name-asian="Liberation Serif" style:font-name-complex="Arial" fo:font-weight="bold" style:font-weight-asian="bold"/>
    </style:style>
    <style:style style:name="T43" style:parent-style-name="Absatz-Standardschriftart" style:family="text">
      <style:text-properties style:font-name="Arial" style:font-name-asian="Liberation Serif" style:font-name-complex="Arial"/>
    </style:style>
    <style:style style:name="T44" style:parent-style-name="Absatz-Standardschriftart" style:family="text">
      <style:text-properties style:font-name="Arial" style:font-name-asian="Liberation Serif" style:font-name-complex="Arial"/>
    </style:style>
    <style:style style:name="T45" style:parent-style-name="Absatz-Standardschriftart" style:family="text">
      <style:text-properties style:font-name="Arial" style:font-name-asian="Liberation Serif" style:font-name-complex="Arial"/>
    </style:style>
    <style:style style:name="T46" style:parent-style-name="Absatz-Standardschriftart" style:family="text">
      <style:text-properties style:font-name="Arial" style:font-name-asian="Liberation Serif" style:font-name-complex="Arial" fo:font-weight="bold" style:font-weight-asian="bold"/>
    </style:style>
    <style:style style:name="T47" style:parent-style-name="Absatz-Standardschriftart" style:family="text">
      <style:text-properties style:font-name="Arial" style:font-name-asian="Liberation Serif" style:font-name-complex="Arial" fo:font-weight="bold" style:font-weight-asian="bold"/>
    </style:style>
    <style:style style:name="T48" style:parent-style-name="Absatz-Standardschriftart" style:family="text">
      <style:text-properties style:font-name="Arial" style:font-name-asian="Liberation Serif" style:font-name-complex="Arial" fo:font-weight="bold" style:font-weight-asian="bold"/>
    </style:style>
    <style:style style:name="T49" style:parent-style-name="Absatz-Standardschriftart" style:family="text">
      <style:text-properties style:font-name="Arial" style:font-name-asian="Liberation Serif" style:font-name-complex="Arial"/>
    </style:style>
    <style:style style:name="T50" style:parent-style-name="Absatz-Standardschriftart" style:family="text">
      <style:text-properties style:font-name="Arial" style:font-name-asian="Liberation Serif" style:font-name-complex="Arial" fo:font-weight="bold" style:font-weight-asian="bold"/>
    </style:style>
    <style:style style:name="T51" style:parent-style-name="Absatz-Standardschriftart" style:family="text">
      <style:text-properties style:font-name="Arial" style:font-name-asian="Liberation Serif" style:font-name-complex="Arial" fo:font-weight="bold" style:font-weight-asian="bold"/>
    </style:style>
    <style:style style:name="T52" style:parent-style-name="Absatz-Standardschriftart" style:family="text">
      <style:text-properties style:font-name="Arial" style:font-name-asian="Liberation Serif" style:font-name-complex="Arial" fo:font-weight="bold" style:font-weight-asian="bold"/>
    </style:style>
    <style:style style:name="T53" style:parent-style-name="Absatz-Standardschriftart" style:family="text">
      <style:text-properties style:font-name="Arial" style:font-name-asian="Liberation Serif" style:font-name-complex="Arial" fo:font-weight="bold" style:font-weight-asian="bold"/>
    </style:style>
    <style:style style:name="T54" style:parent-style-name="Absatz-Standardschriftart" style:family="text">
      <style:text-properties style:font-name="Arial" style:font-name-asian="Liberation Serif" style:font-name-complex="Arial"/>
    </style:style>
    <style:style style:name="T55" style:parent-style-name="Absatz-Standardschriftart" style:family="text">
      <style:text-properties style:font-name="Arial" style:font-name-asian="Liberation Serif" style:font-name-complex="Arial"/>
    </style:style>
    <style:style style:name="T56" style:parent-style-name="Absatz-Standardschriftart" style:family="text">
      <style:text-properties style:font-name="Arial" style:font-name-asian="Liberation Serif" style:font-name-complex="Arial" fo:font-weight="bold" style:font-weight-asian="bold"/>
    </style:style>
    <style:style style:name="T57" style:parent-style-name="Absatz-Standardschriftart" style:family="text">
      <style:text-properties style:font-name="Arial" style:font-name-asian="Liberation Serif" style:font-name-complex="Arial"/>
    </style:style>
    <style:style style:name="T58" style:parent-style-name="Absatz-Standardschriftart" style:family="text">
      <style:text-properties style:font-name="Arial" style:font-name-asian="Liberation Serif" style:font-name-complex="Arial"/>
    </style:style>
    <style:style style:name="T59" style:parent-style-name="Absatz-Standardschriftart" style:family="text">
      <style:text-properties style:font-name="Arial" style:font-name-asian="Liberation Serif" style:font-name-complex="Arial"/>
    </style:style>
    <style:style style:name="T60" style:parent-style-name="Absatz-Standardschriftart" style:family="text">
      <style:text-properties style:font-name="Arial" style:font-name-asian="Liberation Serif" style:font-name-complex="Arial" fo:font-weight="bold" style:font-weight-asian="bold"/>
    </style:style>
    <style:style style:name="T61" style:parent-style-name="Absatz-Standardschriftart" style:family="text">
      <style:text-properties style:font-name="Arial" style:font-name-asian="Liberation Serif" style:font-name-complex="Arial" fo:font-weight="bold" style:font-weight-asian="bold"/>
    </style:style>
    <style:style style:name="T62" style:parent-style-name="Absatz-Standardschriftart" style:family="text">
      <style:text-properties style:font-name="Arial" style:font-name-asian="Liberation Serif" style:font-name-complex="Arial" fo:font-weight="bold" style:font-weight-asian="bold"/>
    </style:style>
    <style:style style:name="T63" style:parent-style-name="Absatz-Standardschriftart" style:family="text">
      <style:text-properties style:font-name="Arial" style:font-name-asian="Liberation Serif" style:font-name-complex="Arial"/>
    </style:style>
    <style:style style:name="T64" style:parent-style-name="Absatz-Standardschriftart" style:family="text">
      <style:text-properties style:font-name="Arial" style:font-name-asian="Liberation Serif" style:font-name-complex="Arial" fo:font-weight="bold" style:font-weight-asian="bold"/>
    </style:style>
    <style:style style:name="T65" style:parent-style-name="Absatz-Standardschriftart" style:family="text">
      <style:text-properties style:font-name="Arial" style:font-name-asian="Liberation Serif" style:font-name-complex="Arial"/>
    </style:style>
    <style:style style:name="T66" style:parent-style-name="Absatz-Standardschriftart" style:family="text">
      <style:text-properties style:font-name="Arial" style:font-name-asian="Liberation Serif" style:font-name-complex="Arial"/>
    </style:style>
    <style:style style:name="T67" style:parent-style-name="Absatz-Standardschriftart" style:family="text">
      <style:text-properties style:font-name="Arial" style:font-name-asian="Liberation Serif" style:font-name-complex="Arial" fo:font-weight="bold" style:font-weight-asian="bold"/>
    </style:style>
    <style:style style:name="T68" style:parent-style-name="Absatz-Standardschriftart" style:family="text">
      <style:text-properties style:font-name="Arial" style:font-name-asian="Liberation Serif" style:font-name-complex="Arial"/>
    </style:style>
    <style:style style:name="T69" style:parent-style-name="Absatz-Standardschriftart" style:family="text">
      <style:text-properties style:font-name="Arial" style:font-name-asian="Liberation Serif" style:font-name-complex="Arial" fo:font-weight="bold" style:font-weight-asian="bold"/>
    </style:style>
    <style:style style:name="T70" style:parent-style-name="Absatz-Standardschriftart" style:family="text">
      <style:text-properties style:font-name="Arial" style:font-name-asian="Liberation Serif" style:font-name-complex="Arial"/>
    </style:style>
    <style:style style:name="T71" style:parent-style-name="Absatz-Standardschriftart" style:family="text">
      <style:text-properties style:font-name="Arial" style:font-name-asian="Liberation Serif" style:font-name-complex="Arial"/>
    </style:style>
    <style:style style:name="T72" style:parent-style-name="Absatz-Standardschriftart" style:family="text">
      <style:text-properties style:font-name="Arial" style:font-name-asian="Liberation Serif" style:font-name-complex="Arial" fo:font-weight="bold" style:font-weight-asian="bold"/>
    </style:style>
    <style:style style:name="T73" style:parent-style-name="Absatz-Standardschriftart" style:family="text">
      <style:text-properties style:font-name="Arial" style:font-name-asian="Liberation Serif" style:font-name-complex="Arial"/>
    </style:style>
    <style:style style:name="T74" style:parent-style-name="Absatz-Standardschriftart" style:family="text">
      <style:text-properties style:font-name="Arial" style:font-name-asian="Liberation Serif" style:font-name-complex="Arial"/>
    </style:style>
    <style:style style:name="T75" style:parent-style-name="Absatz-Standardschriftart" style:family="text">
      <style:text-properties style:font-name="Arial" style:font-name-asian="Liberation Serif" style:font-name-complex="Arial"/>
    </style:style>
    <style:style style:name="T76" style:parent-style-name="Absatz-Standardschriftart" style:family="text">
      <style:text-properties style:font-name="Arial" style:font-name-asian="Liberation Serif" style:font-name-complex="Arial"/>
    </style:style>
    <style:style style:name="T77" style:parent-style-name="Absatz-Standardschriftart" style:family="text">
      <style:text-properties style:font-name="Arial" style:font-name-asian="Liberation Serif" style:font-name-complex="Arial"/>
    </style:style>
    <style:style style:name="T78" style:parent-style-name="Absatz-Standardschriftart" style:family="text">
      <style:text-properties style:font-name="Arial" style:font-name-asian="Liberation Serif" style:font-name-complex="Arial"/>
    </style:style>
    <style:style style:name="T79" style:parent-style-name="Absatz-Standardschriftart" style:family="text">
      <style:text-properties style:font-name="Arial" style:font-name-asian="Liberation Serif" style:font-name-complex="Arial" fo:font-weight="bold" style:font-weight-asian="bold"/>
    </style:style>
    <style:style style:name="T80" style:parent-style-name="Absatz-Standardschriftart" style:family="text">
      <style:text-properties style:font-name="Arial" style:font-name-asian="Liberation Serif" style:font-name-complex="Arial"/>
    </style:style>
    <style:style style:name="T81" style:parent-style-name="Absatz-Standardschriftart" style:family="text">
      <style:text-properties style:font-name="Arial" style:font-name-asian="Liberation Serif" style:font-name-complex="Arial" fo:font-weight="bold" style:font-weight-asian="bold"/>
    </style:style>
    <style:style style:name="T82" style:parent-style-name="Absatz-Standardschriftart" style:family="text">
      <style:text-properties style:font-name="Arial" style:font-name-asian="Liberation Serif" style:font-name-complex="Arial"/>
    </style:style>
    <style:style style:name="T83" style:parent-style-name="Absatz-Standardschriftart" style:family="text">
      <style:text-properties style:font-name="Arial" style:font-name-asian="Liberation Serif" style:font-name-complex="Arial" fo:font-weight="bold" style:font-weight-asian="bold"/>
    </style:style>
    <style:style style:name="T84" style:parent-style-name="Absatz-Standardschriftart" style:family="text">
      <style:text-properties style:font-name="Arial" style:font-name-asian="Liberation Serif" style:font-name-complex="Arial"/>
    </style:style>
    <style:style style:name="T85" style:parent-style-name="Absatz-Standardschriftart" style:family="text">
      <style:text-properties style:font-name="Arial" style:font-name-asian="Liberation Serif" style:font-name-complex="Arial"/>
    </style:style>
    <style:style style:name="T86" style:parent-style-name="Absatz-Standardschriftart" style:family="text">
      <style:text-properties style:font-name="Arial" style:font-name-asian="Liberation Serif" style:font-name-complex="Arial"/>
    </style:style>
    <style:style style:name="T87" style:parent-style-name="Absatz-Standardschriftart" style:family="text">
      <style:text-properties style:font-name="Arial" style:font-name-asian="Liberation Serif" style:font-name-complex="Arial" fo:font-weight="bold" style:font-weight-asian="bold"/>
    </style:style>
    <style:style style:name="T88" style:parent-style-name="Absatz-Standardschriftart" style:family="text">
      <style:text-properties style:font-name="Arial" style:font-name-asian="Liberation Serif" style:font-name-complex="Arial"/>
    </style:style>
    <style:style style:name="T89" style:parent-style-name="Absatz-Standardschriftart" style:family="text">
      <style:text-properties style:font-name="Arial" style:font-name-asian="Liberation Serif" style:font-name-complex="Arial"/>
    </style:style>
    <style:style style:name="T90" style:parent-style-name="Absatz-Standardschriftart" style:family="text">
      <style:text-properties style:font-name="Arial" style:font-name-asian="Liberation Serif" style:font-name-complex="Arial"/>
    </style:style>
    <style:style style:name="T91" style:parent-style-name="Absatz-Standardschriftart" style:family="text">
      <style:text-properties style:font-name="Arial" style:font-name-asian="Liberation Serif" style:font-name-complex="Arial"/>
    </style:style>
    <style:style style:name="T92" style:parent-style-name="Absatz-Standardschriftart" style:family="text">
      <style:text-properties style:font-name="Arial" style:font-name-asian="Liberation Serif" style:font-name-complex="Arial"/>
    </style:style>
    <style:style style:name="T93" style:parent-style-name="Absatz-Standardschriftart" style:family="text">
      <style:text-properties style:font-name="Arial" style:font-name-asian="Liberation Serif" style:font-name-complex="Arial"/>
    </style:style>
    <style:style style:name="T94" style:parent-style-name="Absatz-Standardschriftart" style:family="text">
      <style:text-properties style:font-name="Arial" style:font-name-asian="Liberation Serif" style:font-name-complex="Arial"/>
    </style:style>
    <style:style style:name="P95" style:parent-style-name="Standard" style:family="paragraph">
      <style:paragraph-properties fo:text-align="center"/>
      <style:text-properties style:font-name="Arial" style:font-name-asian="Liberation Serif" style:font-name-complex="Arial"/>
    </style:style>
    <style:style style:name="P96" style:parent-style-name="Standard" style:family="paragraph">
      <style:paragraph-properties fo:text-align="center"/>
      <style:text-properties style:font-name="Arial" style:font-name-complex="Arial"/>
    </style:style>
    <style:style style:name="P97" style:parent-style-name="Standard" style:family="paragraph">
      <style:text-properties style:font-name="Arial"/>
    </style:style>
    <style:style style:name="P98" style:parent-style-name="Standard" style:family="paragraph">
      <style:text-properties style:font-name="Arial"/>
    </style:style>
    <style:style style:name="P99" style:parent-style-name="Standard" style:family="paragraph">
      <style:text-properties style:font-name="Arial"/>
    </style:style>
    <style:style style:name="P100" style:parent-style-name="Standard" style:family="paragraph">
      <style:text-properties style:font-name="Arial"/>
    </style:style>
    <style:style style:name="P101" style:parent-style-name="Standard" style:family="paragraph">
      <style:text-properties style:font-name="Arial"/>
    </style:style>
    <style:style style:name="P102" style:parent-style-name="Standard" style:family="paragraph">
      <style:text-properties style:font-name="Arial"/>
    </style:style>
    <style:style style:name="P103" style:parent-style-name="Standard" style:family="paragraph">
      <style:text-properties style:font-name="Arial"/>
    </style:style>
    <style:style style:name="P104" style:parent-style-name="Standard" style:family="paragraph">
      <style:text-properties style:font-name="Arial"/>
    </style:style>
    <style:style style:name="P105" style:parent-style-name="Standard" style:family="paragraph">
      <style:text-properties style:font-name="Arial"/>
    </style:style>
    <style:style style:name="P106" style:parent-style-name="Standard" style:family="paragraph">
      <style:text-properties style:font-name="Arial"/>
    </style:style>
    <style:style style:name="P107" style:parent-style-name="Standard" style:family="paragraph">
      <style:text-properties style:font-name="Arial"/>
    </style:style>
    <style:style style:name="P108" style:parent-style-name="Standard" style:family="paragraph">
      <style:text-properties style:font-name="Arial"/>
    </style:style>
    <style:style style:name="P109" style:parent-style-name="Standard" style:family="paragraph">
      <style:text-properties style:font-name="Arial"/>
    </style:style>
    <style:style style:name="P110" style:parent-style-name="Standard" style:family="paragraph">
      <style:text-properties style:font-name="Arial"/>
    </style:style>
    <style:style style:name="P111" style:parent-style-name="Standard" style:family="paragraph">
      <style:paragraph-properties fo:text-align="end"/>
    </style:style>
  </office:automatic-styles>
  <office:body>
    <office:text text:use-soft-page-breaks="true">
      <text:p text:style-name="P1"><text:span text:style-name="T2">Benjamin P</text:span><text:span text:style-name="T3">ohlmann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<text:tab/></text:span><text:span text:style-name="T12"><text:s/></text:span><text:span text:style-name="T13">10</text:span><text:span text:style-name="T14">.</text:span><text:span text:style-name="T15">12</text:span><text:span text:style-name="T16">.201</text:span><text:span text:style-name="T17">7</text:span></text:p>
      <text:p text:style-name="P18"/>
      <text:p text:style-name="Standard"><text:span text:style-name="T19">Ursulaschule Osnabrück</text:span></text:p>
      <text:p text:style-name="P20">Fach:<text:s/>Informatik (Seminarfach)</text:p>
      <text:p text:style-name="Standard"/>
      <text:p text:style-name="P21">Veränderungen am Projekt Space-Shooter</text:p>
      <text:p text:style-name="P22"/>
      <text:p text:style-name="Standard"><text:span text:style-name="T23">Das Projekt wurde zunächst nach dem Zusatztutorial-Stream weiterentwickelt. Es wurden<text:s/></text:span><text:span text:style-name="T24">weitere Asteroidenformen</text:span><text:span text:style-name="T25"><text:s/>geschaffen und mittels neuer Prefabs gespeichert. Im Zuge des Tutorials wurden zudem ein<text:s/></text:span><text:span text:style-name="T26">Partikelsystem</text:span><text:span text:style-name="T27"><text:s/>(bzw. Sterne) und<text:s/></text:span><text:span text:style-name="T28">feindliche Schiffe</text:span><text:span text:style-name="T29">, die sich zufallsbedingt bewegen und schießen können</text:span><text:span text:style-name="T30">, hin</text:span><text:span text:style-name="T31">z</text:span><text:span text:style-name="T32">ugefügt</text:span><text:span text:style-name="T33">. Der<text:s/></text:span><text:span text:style-name="T34">Scrolling Back</text:span><text:span text:style-name="T35">g</text:span><text:span text:style-name="T36">round</text:span><text:span text:style-name="T37"><text:s/>wurde ebenfalls implementiert.</text:span></text:p>
      <text:p text:style-name="P38">Außerhalb des<text:s/>Tutorials<text:s/>wurden folgende Veränderungen implementiert:</text:p>
      <text:p text:style-name="Standard"><text:span text:style-name="T39">Der<text:s/></text:span><text:span text:style-name="T40">Back</text:span><text:span text:style-name="T41">g</text:span><text:span text:style-name="T42">round bewegt sich mit der Zeit immer schneller</text:span><text:span text:style-name="T43">, sodass eine scheinbare Geschwindigkeitszunahme des Players und der feindlichen Spielobjekte entsteht.</text:span><text:span text:style-name="T44"><text:s/></text:span><text:span text:style-name="T45">Diese<text:s/></text:span><text:span text:style-name="T46">feindlichen Spielobjekte werden mit der<text:s/></text:span><text:span text:style-name="T47">Z</text:span><text:span text:style-name="T48">eit immer mehr</text:span><text:span text:style-name="T49"><text:s/>bzw. nach einer bestimmten Anzahl nehmen diese pro Welle zu. Nach einer bestimmten Wellenanzahl erscheint ein<text:s/></text:span><text:span text:style-name="T50">Boss-Gegner (mit Text)</text:span><text:span text:style-name="T51">,</text:span><text:span text:style-name="T52"><text:s/>der 3 Treffer zur Zerstörung benötigt</text:span><text:span text:style-name="T53">,</text:span><text:span text:style-name="T54"><text:s/>und sich zufallsbedingt bewegt. Er bringt zudem eine deutlich höhere Scorewertung.<text:s/></text:span></text:p>
      <text:p text:style-name="Standard"><text:span text:style-name="T55">Die hinzugefügten<text:s/></text:span><text:span text:style-name="T56">Bonusobjekte erhöhen oder verkleinern die Schussrate</text:span><text:span text:style-name="T57"><text:s/>des Players bei<text:s/></text:span><text:span text:style-name="T58">K</text:span><text:span text:style-name="T59">ontakt und erzeugen<text:s/></text:span><text:span text:style-name="T60">bei Auftreten ein neue</text:span><text:span text:style-name="T61">s</text:span><text:span text:style-name="T62"><text:s/>Geräusch</text:span><text:span text:style-name="T63">. Bei Aufeinandertreffen von Player und Bonus erscheint zudem ein<text:s/></text:span><text:span text:style-name="T64">Text</text:span><text:span text:style-name="T65">.</text:span></text:p>
      <text:p text:style-name="Standard"><text:span text:style-name="T66">Nach 90 Sekunden wird dem Spieler ein<text:s/></text:span><text:span text:style-name="T67">Doppelschuss</text:span><text:span text:style-name="T68"><text:s/>ermöglicht, der mittels neuer Shotspawns vollzogen wird, auch hier mit dem zugehörigen<text:s/></text:span><text:span text:style-name="T69">Text</text:span><text:span text:style-name="T70">.</text:span></text:p>
      <text:p text:style-name="Standard"><text:span text:style-name="T71">Mit der Escape-Taste kann ein<text:s/></text:span><text:span text:style-name="T72">Pausenmenü</text:span><text:span text:style-name="T73"><text:s/></text:span><text:span text:style-name="T74">hervorgerufen werden</text:span><text:span text:style-name="T75">, das<text:s/></text:span><text:span text:style-name="T76">auch</text:span><text:span text:style-name="T77"><text:s/>zu Beginn erscheint</text:span><text:span text:style-name="T78">. Es ermöglicht die Auswahl zwischen<text:s/></text:span><text:span text:style-name="T79">(Weiter)spielen</text:span><text:span text:style-name="T80"><text:s/>und<text:s/></text:span><text:span text:style-name="T81">Rückkehr ins Hauptmenü</text:span><text:span text:style-name="T82">. Das<text:s/></text:span><text:span text:style-name="T83">Hauptmenü</text:span><text:span text:style-name="T84"><text:s/>wurde in einer neuen Szene erstellt. In<text:s/></text:span><text:span text:style-name="T85">diesem</text:span><text:span text:style-name="T86"><text:s/>kann die<text:s/></text:span><text:span text:style-name="T87">Anwendung bzw. das Spiel beendet und weitergespielt werden</text:span><text:span text:style-name="T88">.</text:span><text:span text:style-name="T89"><text:s/>Die Beendigung des Spiels ist nur<text:s/></text:span><text:span text:style-name="T90">möglich,</text:span><text:span text:style-name="T91"><text:s/>wenn das Spiel „geb</text:span><text:span text:style-name="T92">aut</text:span><text:span text:style-name="T93">“<text:s/></text:span><text:span text:style-name="T94">wurde.</text:span></text:p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Standard"/>
      <text:p text:style-name="Standard"/>
      <text:p text:style-name="Standard"/>
      <text:p text:style-name="P1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Sprechblasentext" style:display-name="Sprechblasen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ObjektmitPfeilspitze" style:display-name="Objekt mit Pfeilspitze" style:family="paragraph" style:parent-style-name="Standard">
      <style:text-properties fo:hyphenate="false"/>
    </style:style>
    <style:style style:name="ObjektmitSchatten" style:display-name="Objekt mit Schatten" style:family="paragraph" style:parent-style-name="Standard">
      <style:text-properties fo:hyphenate="false"/>
    </style:style>
    <style:style style:name="ObjektohneFüllung" style:display-name="Objekt ohne Füllung" style:family="paragraph" style:parent-style-name="Standard">
      <style:text-properties fo:hyphenate="false"/>
    </style:style>
    <style:style style:name="ObjektohneFüllungundohneLinie" style:display-name="Objekt ohne Füllung und ohne Linie" style:family="paragraph" style:parent-style-name="Standard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Text" style:display-name="Text" style:family="paragraph" style:parent-style-name="Beschriftung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TextkörperBlocksatz" style:display-name="Textkörper Blocksatz" style:family="paragraph" style:parent-style-name="Standard"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style:font-name-complex="Tahoma" fo:font-size="14pt" style:font-size-asian="14pt" style:font-size-complex="14pt" fo:hyphenate="false"/>
    </style:style>
    <style:style style:name="Titel" style:display-name="Titel" style:family="paragraph" style:parent-style-name="Heading" style:next-style-name="Untertitel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Untertitel" style:display-name="Untertitel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itel1" style:display-name="Titel1" style:family="paragraph" style:parent-style-name="Standard">
      <style:paragraph-properties fo:text-align="center"/>
      <style:text-properties fo:hyphenate="false"/>
    </style:style>
    <style:style style:name="Titel2" style:display-name="Titel2" style:family="paragraph" style:parent-style-name="Standard">
      <style:paragraph-properties fo:text-align="center" fo:margin-top="0.0395in" fo:margin-bottom="0.0395in" fo:margin-right="0.0784in"/>
      <style:text-properties fo:hyphenate="false"/>
    </style:style>
    <style:style style:name="Überschrift1" style:display-name="Überschrift1" style:family="paragraph" style:parent-style-name="Standard">
      <style:paragraph-properties fo:margin-top="0.1652in" fo:margin-bottom="0.0826in"/>
      <style:text-properties fo:hyphenate="false"/>
    </style:style>
    <style:style style:name="Überschrift2" style:display-name="Überschrift2" style:family="paragraph" style:parent-style-name="Standard">
      <style:paragraph-properties fo:margin-top="0.1652in" fo:margin-bottom="0.0826in"/>
      <style:text-properties fo:hyphenate="false"/>
    </style:style>
    <style:style style:name="Maßlinie" style:display-name="Maßlinie" style:family="paragraph" style:parent-style-name="Standard">
      <style:text-properties fo:hyphenate="false"/>
    </style:style>
    <style:style style:name="StandardLTGliederung1" style:display-name="Standard~LT~Gliederung 1" style:family="paragraph">
      <style:paragraph-properties fo:margin-bottom="0.1965in"/>
      <style:text-properties style:font-name="Arial" style:font-name-asian="Arial" style:font-name-complex="Arial" fo:font-size="32pt" style:font-size-asian="32pt" style:font-size-complex="32pt" fo:hyphenate="true"/>
    </style:style>
    <style:style style:name="StandardLTGliederung2" style:display-name="Standard~LT~Gliederung 2" style:family="paragraph" style:parent-style-name="StandardLTGliederung1">
      <style:paragraph-properties fo:margin-bottom="0.1576in"/>
      <style:text-properties fo:font-size="28pt" style:font-size-asian="28pt" style:font-size-complex="28pt" fo:hyphenate="true"/>
    </style:style>
    <style:style style:name="StandardLTGliederung3" style:display-name="Standard~LT~Gliederung 3" style:family="paragraph" style:parent-style-name="StandardLTGliederung2">
      <style:paragraph-properties fo:margin-bottom="0.118in"/>
      <style:text-properties fo:font-size="24pt" style:font-size-asian="24pt" style:font-size-complex="24pt" fo:hyphenate="true"/>
    </style:style>
    <style:style style:name="StandardLTGliederung4" style:display-name="Standard~LT~Gliederung 4" style:family="paragraph" style:parent-style-name="StandardLTGliederung3">
      <style:paragraph-properties fo:margin-bottom="0.0784in"/>
      <style:text-properties fo:font-size="20pt" style:font-size-asian="20pt" style:font-size-complex="20pt" fo:hyphenate="true"/>
    </style:style>
    <style:style style:name="StandardLTGliederung5" style:display-name="Standard~LT~Gliederung 5" style:family="paragraph" style:parent-style-name="StandardLTGliederung4">
      <style:paragraph-properties fo:margin-bottom="0.0395in"/>
      <style:text-properties fo:hyphenate="true"/>
    </style:style>
    <style:style style:name="StandardLTGliederung6" style:display-name="Standard~LT~Gliederung 6" style:family="paragraph" style:parent-style-name="StandardLTGliederung5">
      <style:text-properties fo:hyphenate="true"/>
    </style:style>
    <style:style style:name="StandardLTGliederung7" style:display-name="Standard~LT~Gliederung 7" style:family="paragraph" style:parent-style-name="StandardLTGliederung6">
      <style:text-properties fo:hyphenate="true"/>
    </style:style>
    <style:style style:name="StandardLTGliederung8" style:display-name="Standard~LT~Gliederung 8" style:family="paragraph" style:parent-style-name="StandardLTGliederung7">
      <style:text-properties fo:hyphenate="true"/>
    </style:style>
    <style:style style:name="StandardLTGliederung9" style:display-name="Standard~LT~Gliederung 9" style:family="paragraph" style:parent-style-name="StandardLTGliederung8">
      <style:text-properties fo:hyphenate="true"/>
    </style:style>
    <style:style style:name="StandardLTTitel" style:display-name="Standard~LT~Titel" style:family="paragraph">
      <style:paragraph-properties fo:text-align="center"/>
      <style:text-properties style:font-name="Arial" style:font-name-asian="Arial" style:font-name-complex="Arial" fo:font-size="44pt" style:font-size-asian="44pt" style:font-size-complex="44pt" fo:hyphenate="true"/>
    </style:style>
    <style:style style:name="StandardLTUntertitel" style:display-name="Standard~LT~Untertitel" style:family="paragraph">
      <style:paragraph-properties fo:text-align="center"/>
      <style:text-properties style:font-name="Arial" style:font-name-asian="Arial" style:font-name-complex="Arial" fo:font-size="32pt" style:font-size-asian="32pt" style:font-size-complex="32pt" fo:hyphenate="true"/>
    </style:style>
    <style:style style:name="StandardLTNotizen" style:display-name="Standard~LT~Notizen" style:family="paragraph">
      <style:paragraph-properties fo:margin-left="0.2361in" fo:text-indent="-0.2361in">
        <style:tab-stops/>
      </style:paragraph-properties>
      <style:text-properties style:font-name="Arial" style:font-name-asian="Arial" style:font-name-complex="Arial" fo:font-size="20pt" style:font-size-asian="20pt" style:font-size-complex="20pt" fo:hyphenate="true"/>
    </style:style>
    <style:style style:name="StandardLTHintergrundobjekte" style:display-name="Standard~LT~Hintergrundobjekte" style:family="paragraph">
      <style:text-properties fo:hyphenate="true"/>
    </style:style>
    <style:style style:name="StandardLTHintergrund" style:display-name="Standard~LT~Hintergrund" style:family="paragraph">
      <style:text-properties fo:hyphenate="true"/>
    </style:style>
    <style:style style:name="default" style:display-name="default" style:family="paragraph">
      <style:paragraph-properties style:line-height-at-least="0.1388in"/>
      <style:text-properties style:font-name="Arial" style:font-name-asian="Arial" style:font-name-complex="Arial" fo:font-size="18pt" style:font-size-asian="18pt" style:font-size-complex="18pt" fo:hyphenate="true"/>
    </style:style>
    <style:style style:name="blue1" style:display-name="blue1" style:family="paragraph" style:parent-style-name="default">
      <style:text-properties fo:hyphenate="true"/>
    </style:style>
    <style:style style:name="blue2" style:display-name="blue2" style:family="paragraph" style:parent-style-name="default">
      <style:text-properties fo:hyphenate="true"/>
    </style:style>
    <style:style style:name="blue3" style:display-name="blue3" style:family="paragraph" style:parent-style-name="default">
      <style:text-properties fo:hyphenate="true"/>
    </style:style>
    <style:style style:name="bw1" style:display-name="bw1" style:family="paragraph" style:parent-style-name="default">
      <style:text-properties fo:hyphenate="true"/>
    </style:style>
    <style:style style:name="bw2" style:display-name="bw2" style:family="paragraph" style:parent-style-name="default">
      <style:text-properties fo:hyphenate="true"/>
    </style:style>
    <style:style style:name="bw3" style:display-name="bw3" style:family="paragraph" style:parent-style-name="default">
      <style:text-properties fo:hyphenate="true"/>
    </style:style>
    <style:style style:name="orange1" style:display-name="orange1" style:family="paragraph" style:parent-style-name="default">
      <style:text-properties fo:hyphenate="true"/>
    </style:style>
    <style:style style:name="orange2" style:display-name="orange2" style:family="paragraph" style:parent-style-name="default">
      <style:text-properties fo:hyphenate="true"/>
    </style:style>
    <style:style style:name="orange3" style:display-name="orange3" style:family="paragraph" style:parent-style-name="default">
      <style:text-properties fo:hyphenate="true"/>
    </style:style>
    <style:style style:name="turquise1" style:display-name="turquise1" style:family="paragraph" style:parent-style-name="default">
      <style:text-properties fo:hyphenate="true"/>
    </style:style>
    <style:style style:name="turquise2" style:display-name="turquise2" style:family="paragraph" style:parent-style-name="default">
      <style:text-properties fo:hyphenate="true"/>
    </style:style>
    <style:style style:name="turquise3" style:display-name="turquise3" style:family="paragraph" style:parent-style-name="default">
      <style:text-properties fo:hyphenate="true"/>
    </style:style>
    <style:style style:name="gray1" style:display-name="gray1" style:family="paragraph" style:parent-style-name="default">
      <style:text-properties fo:hyphenate="true"/>
    </style:style>
    <style:style style:name="gray2" style:display-name="gray2" style:family="paragraph" style:parent-style-name="default">
      <style:text-properties fo:hyphenate="true"/>
    </style:style>
    <style:style style:name="gray3" style:display-name="gray3" style:family="paragraph" style:parent-style-name="default">
      <style:text-properties fo:hyphenate="true"/>
    </style:style>
    <style:style style:name="sun1" style:display-name="sun1" style:family="paragraph" style:parent-style-name="default">
      <style:text-properties fo:hyphenate="true"/>
    </style:style>
    <style:style style:name="sun2" style:display-name="sun2" style:family="paragraph" style:parent-style-name="default">
      <style:text-properties fo:hyphenate="true"/>
    </style:style>
    <style:style style:name="sun3" style:display-name="sun3" style:family="paragraph" style:parent-style-name="default">
      <style:text-properties fo:hyphenate="true"/>
    </style:style>
    <style:style style:name="earth1" style:display-name="earth1" style:family="paragraph" style:parent-style-name="default">
      <style:text-properties fo:hyphenate="true"/>
    </style:style>
    <style:style style:name="earth2" style:display-name="earth2" style:family="paragraph" style:parent-style-name="default">
      <style:text-properties fo:hyphenate="true"/>
    </style:style>
    <style:style style:name="earth3" style:display-name="earth3" style:family="paragraph" style:parent-style-name="default">
      <style:text-properties fo:hyphenate="true"/>
    </style:style>
    <style:style style:name="green1" style:display-name="green1" style:family="paragraph" style:parent-style-name="default">
      <style:text-properties fo:hyphenate="true"/>
    </style:style>
    <style:style style:name="green2" style:display-name="green2" style:family="paragraph" style:parent-style-name="default">
      <style:text-properties fo:hyphenate="true"/>
    </style:style>
    <style:style style:name="green3" style:display-name="green3" style:family="paragraph" style:parent-style-name="default">
      <style:text-properties fo:hyphenate="true"/>
    </style:style>
    <style:style style:name="seetang1" style:display-name="seetang1" style:family="paragraph" style:parent-style-name="default">
      <style:text-properties fo:hyphenate="true"/>
    </style:style>
    <style:style style:name="seetang2" style:display-name="seetang2" style:family="paragraph" style:parent-style-name="default">
      <style:text-properties fo:hyphenate="true"/>
    </style:style>
    <style:style style:name="seetang3" style:display-name="seetang3" style:family="paragraph" style:parent-style-name="default">
      <style:text-properties fo:hyphenate="true"/>
    </style:style>
    <style:style style:name="lightblue1" style:display-name="lightblue1" style:family="paragraph" style:parent-style-name="default">
      <style:text-properties fo:hyphenate="true"/>
    </style:style>
    <style:style style:name="lightblue2" style:display-name="lightblue2" style:family="paragraph" style:parent-style-name="default">
      <style:text-properties fo:hyphenate="true"/>
    </style:style>
    <style:style style:name="lightblue3" style:display-name="lightblue3" style:family="paragraph" style:parent-style-name="default">
      <style:text-properties fo:hyphenate="true"/>
    </style:style>
    <style:style style:name="yellow1" style:display-name="yellow1" style:family="paragraph" style:parent-style-name="default">
      <style:text-properties fo:hyphenate="true"/>
    </style:style>
    <style:style style:name="yellow2" style:display-name="yellow2" style:family="paragraph" style:parent-style-name="default">
      <style:text-properties fo:hyphenate="true"/>
    </style:style>
    <style:style style:name="yellow3" style:display-name="yellow3" style:family="paragraph" style:parent-style-name="default">
      <style:text-properties fo:hyphenate="true"/>
    </style:style>
    <style:style style:name="WW-Titel" style:display-name="WW-Titel" style:family="paragraph">
      <style:paragraph-properties fo:text-align="center"/>
      <style:text-properties style:font-name="Arial" style:font-name-asian="Arial" style:font-name-complex="Arial" fo:font-size="44pt" style:font-size-asian="44pt" style:font-size-complex="44pt" fo:hyphenate="true"/>
    </style:style>
    <style:style style:name="Hintergrundobjekte" style:display-name="Hintergrundobjekte" style:family="paragraph">
      <style:text-properties fo:hyphenate="true"/>
    </style:style>
    <style:style style:name="Hintergrund" style:display-name="Hintergrund" style:family="paragraph">
      <style:text-properties fo:hyphenate="true"/>
    </style:style>
    <style:style style:name="Notizen" style:display-name="Notizen" style:family="paragraph">
      <style:paragraph-properties fo:margin-left="0.2361in" fo:text-indent="-0.2361in">
        <style:tab-stops/>
      </style:paragraph-properties>
      <style:text-properties style:font-name="Arial" style:font-name-asian="Arial" style:font-name-complex="Arial" fo:font-size="20pt" style:font-size-asian="20pt" style:font-size-complex="20pt" fo:hyphenate="true"/>
    </style:style>
    <style:style style:name="Gliederung1" style:display-name="Gliederung 1" style:family="paragraph">
      <style:paragraph-properties fo:margin-bottom="0.1965in"/>
      <style:text-properties style:font-name="Arial" style:font-name-asian="Arial" style:font-name-complex="Arial" fo:font-size="32pt" style:font-size-asian="32pt" style:font-size-complex="32pt" fo:hyphenate="true"/>
    </style:style>
    <style:style style:name="Gliederung2" style:display-name="Gliederung 2" style:family="paragraph" style:parent-style-name="Gliederung1">
      <style:paragraph-properties fo:margin-bottom="0.1576in"/>
      <style:text-properties fo:font-size="28pt" style:font-size-asian="28pt" style:font-size-complex="28pt" fo:hyphenate="true"/>
    </style:style>
    <style:style style:name="Gliederung3" style:display-name="Gliederung 3" style:family="paragraph" style:parent-style-name="Gliederung2">
      <style:paragraph-properties fo:margin-bottom="0.118in"/>
      <style:text-properties fo:font-size="24pt" style:font-size-asian="24pt" style:font-size-complex="24pt" fo:hyphenate="true"/>
    </style:style>
    <style:style style:name="Gliederung4" style:display-name="Gliederung 4" style:family="paragraph" style:parent-style-name="Gliederung3">
      <style:paragraph-properties fo:margin-bottom="0.0784in"/>
      <style:text-properties fo:font-size="20pt" style:font-size-asian="20pt" style:font-size-complex="20pt" fo:hyphenate="true"/>
    </style:style>
    <style:style style:name="Gliederung5" style:display-name="Gliederung 5" style:family="paragraph" style:parent-style-name="Gliederung4">
      <style:paragraph-properties fo:margin-bottom="0.0395in"/>
      <style:text-properties fo:hyphenate="true"/>
    </style:style>
    <style:style style:name="Gliederung6" style:display-name="Gliederung 6" style:family="paragraph" style:parent-style-name="Gliederung5">
      <style:text-properties fo:hyphenate="true"/>
    </style:style>
    <style:style style:name="Gliederung7" style:display-name="Gliederung 7" style:family="paragraph" style:parent-style-name="Gliederung6">
      <style:text-properties fo:hyphenate="true"/>
    </style:style>
    <style:style style:name="Gliederung8" style:display-name="Gliederung 8" style:family="paragraph" style:parent-style-name="Gliederung7">
      <style:text-properties fo:hyphenate="true"/>
    </style:style>
    <style:style style:name="Gliederung9" style:display-name="Gliederung 9" style:family="paragraph" style:parent-style-name="Gliederung8">
      <style:text-properties fo:hyphenate="tru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Benjamin</meta:initial-creator>
    <dc:creator>Benjamin Pohlmann</dc:creator>
    <meta:creation-date>2017-12-10T15:00:00Z</meta:creation-date>
    <dc:date>2017-12-10T15:45:00Z</dc:date>
    <meta:print-date>2015-01-27T19:28:00Z</meta:print-date>
    <meta:template xlink:href="Normal" xlink:type="simple"/>
    <meta:editing-cycles>20</meta:editing-cycles>
    <meta:editing-duration>PT0S</meta:editing-duration>
    <meta:document-statistic meta:page-count="1" meta:paragraph-count="3" meta:word-count="247" meta:character-count="1804" meta:row-count="13" meta:non-whitespace-character-count="1560"/>
  </office:meta>
</office:document-meta>
</file>